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 Semibold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 Semibold" officeooo:rsid="0000ea79" officeooo:paragraph-rsid="0000ea79"/>
    </style:style>
    <style:style style:name="P2" style:family="paragraph" style:parent-style-name="Standard">
      <style:text-properties style:font-name="Segoe UI Semibold" officeooo:rsid="0000ea79" officeooo:paragraph-rsid="0009464e"/>
    </style:style>
    <style:style style:name="P3" style:family="paragraph" style:parent-style-name="Standard">
      <style:text-properties officeooo:paragraph-rsid="0000ea79"/>
    </style:style>
    <style:style style:name="P4" style:family="paragraph" style:parent-style-name="Standard">
      <style:text-properties officeooo:rsid="00028c8c" officeooo:paragraph-rsid="00028c8c"/>
    </style:style>
    <style:style style:name="P5" style:family="paragraph" style:parent-style-name="Standard">
      <style:text-properties officeooo:rsid="0005fb14" officeooo:paragraph-rsid="0005fb14"/>
    </style:style>
    <style:style style:name="P6" style:family="paragraph" style:parent-style-name="Standard">
      <style:text-properties officeooo:paragraph-rsid="0005fb14"/>
    </style:style>
    <style:style style:name="P7" style:family="paragraph" style:parent-style-name="Standard">
      <style:text-properties officeooo:paragraph-rsid="00077aef"/>
    </style:style>
    <style:style style:name="P8" style:family="paragraph" style:parent-style-name="Standard">
      <style:text-properties style:font-name="Segoe UI Semibold" officeooo:rsid="0000ea79" officeooo:paragraph-rsid="0000ea79"/>
    </style:style>
    <style:style style:name="P9" style:family="paragraph" style:parent-style-name="Standard">
      <style:text-properties style:font-name="Segoe UI Semibold" officeooo:rsid="00028c8c" officeooo:paragraph-rsid="00028c8c"/>
    </style:style>
    <style:style style:name="P10" style:family="paragraph" style:parent-style-name="Standard">
      <style:text-properties style:font-name="Segoe UI Semibold" officeooo:rsid="00042abc" officeooo:paragraph-rsid="00028c8c"/>
    </style:style>
    <style:style style:name="P11" style:family="paragraph" style:parent-style-name="Standard">
      <style:text-properties style:font-name="Segoe UI Semibold" officeooo:rsid="00042abc" officeooo:paragraph-rsid="0005fb14"/>
    </style:style>
    <style:style style:name="P12" style:family="paragraph" style:parent-style-name="Standard">
      <style:text-properties style:font-name="Segoe UI Semibold" officeooo:rsid="0005fb14" officeooo:paragraph-rsid="0005fb14"/>
    </style:style>
    <style:style style:name="P13" style:family="paragraph" style:parent-style-name="Standard">
      <style:text-properties style:font-name="Segoe UI Semibold" officeooo:rsid="00077aef" officeooo:paragraph-rsid="00077aef"/>
    </style:style>
    <style:style style:name="P14" style:family="paragraph" style:parent-style-name="Standard">
      <style:text-properties officeooo:paragraph-rsid="0007be53"/>
    </style:style>
    <style:style style:name="P15" style:family="paragraph" style:parent-style-name="Standard">
      <style:text-properties officeooo:rsid="000ae95f" officeooo:paragraph-rsid="000ae95f"/>
    </style:style>
    <style:style style:name="P16" style:family="paragraph" style:parent-style-name="Standard">
      <style:text-properties officeooo:paragraph-rsid="000ae95f"/>
    </style:style>
    <style:style style:name="P17" style:family="paragraph" style:parent-style-name="Standard">
      <style:text-properties officeooo:paragraph-rsid="000c3ee6"/>
    </style:style>
    <style:style style:name="T1" style:family="text">
      <style:text-properties style:font-name="Segoe UI Semibold"/>
    </style:style>
    <style:style style:name="T2" style:family="text">
      <style:text-properties style:font-name="Segoe UI Semibold" officeooo:rsid="0000ea79"/>
    </style:style>
    <style:style style:name="T3" style:family="text">
      <style:text-properties style:font-name="Segoe UI Semibold" officeooo:rsid="00028c8c"/>
    </style:style>
    <style:style style:name="T4" style:family="text">
      <style:text-properties style:font-name="Segoe UI Semibold" officeooo:rsid="00042abc"/>
    </style:style>
    <style:style style:name="T5" style:family="text">
      <style:text-properties style:font-name="Segoe UI Semibold" officeooo:rsid="0005fb14"/>
    </style:style>
    <style:style style:name="T6" style:family="text">
      <style:text-properties style:font-name="Segoe UI Semibold" officeooo:rsid="00077aef"/>
    </style:style>
    <style:style style:name="T7" style:family="text">
      <style:text-properties style:font-name="Segoe UI Semibold" officeooo:rsid="0007be53"/>
    </style:style>
    <style:style style:name="T8" style:family="text">
      <style:text-properties style:font-name="Segoe UI Semibold" officeooo:rsid="0009464e"/>
    </style:style>
    <style:style style:name="T9" style:family="text">
      <style:text-properties style:font-name="Segoe UI Semibold" officeooo:rsid="000ae95f"/>
    </style:style>
    <style:style style:name="T10" style:family="text">
      <style:text-properties style:font-name="Segoe UI Semibold" officeooo:rsid="000c3ee6"/>
    </style:style>
    <style:style style:name="T11" style:family="text">
      <style:text-properties style:font-name="Segoe UI Semibold" officeooo:rsid="000d044f"/>
    </style:style>
    <style:style style:name="T12" style:family="text">
      <style:text-properties style:text-position="super 58%" style:font-name="Segoe UI Semibold"/>
    </style:style>
    <style:style style:name="T13" style:family="text">
      <style:text-properties officeooo:rsid="0009464e"/>
    </style:style>
    <style:style style:name="T14" style:family="text">
      <style:text-properties officeooo:rsid="000ae95f"/>
    </style:style>
    <style:style style:name="T15" style:family="text">
      <style:text-properties officeooo:rsid="000c3ee6"/>
    </style:style>
    <style:style style:name="T16" style:family="text">
      <style:text-properties officeooo:rsid="000d044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P Funk IoT Deep Dive Boot Camp Capstone Project submission: Oracle Fountain</text:p>
      <text:p text:style-name="P1"/>
      <text:p text:style-name="P3"><text:span text:style-name="T2">The Oracle Fountain is a IoT smart indoor water feature with Lighting and Sound components t</text:span><text:span text:style-name="T3">hat would </text:span><text:span text:style-name="T2">create Tranquil and Relaxing Ambiance for interior spaces. </text:span></text:p>
      <text:p text:style-name="P1"/>
      <text:p text:style-name="P2">The fountain would have 3 main modes: <text:span text:style-name="T13">2 </text:span>Water Pump/Speed <text:span text:style-name="T13">(high, low) </text:span>Levels, Lighting for atmosphere (nighttime) and Sound (Looping sound<text:span text:style-name="T13">scapes</text:span>).</text:p>
      <text:p text:style-name="P1"/>
      <text:p text:style-name="P1">The interface would be Elegant and simple: IR Range and Motion Sensors requiring no buttons or switches on the front panel that would detect and use proximity for activating the features.</text:p>
      <text:p text:style-name="P4"><text:span text:style-name="T1">Other </text:span><text:span text:style-name="T2">S</text:span><text:span text:style-name="T1">ensors could be implemented for environment</text:span><text:span text:style-name="T5">al detection and awareness.</text:span></text:p>
      <text:p text:style-name="P9"/>
      <text:p text:style-name="P9">*The Sound module would ideally be loops that would require little bit of memory and would be in first Gen simplified into a few modes:</text:p>
      <text:p text:style-name="P9">1. Bells/Gong</text:p>
      <text:p text:style-name="P9">2. Chimes</text:p>
      <text:p text:style-name="P9">3. Bowls</text:p>
      <text:p text:style-name="P4"><text:span text:style-name="T1">*4. </text:span><text:span text:style-name="T4">Tongue Drum</text:span></text:p>
      <text:p text:style-name="P10"/>
      <text:p text:style-name="P6"><text:span text:style-name="T4">T</text:span><text:span text:style-name="T5">he physical portion of the fountain would be build up from 3 main 3D Printed sections:</text:span></text:p>
      <text:p text:style-name="P5"><text:span text:style-name="T1">The Water/pump &amp; Electronics Basin, the 1</text:span><text:span text:style-name="T12">st</text:span><text:span text:style-name="T1"> vertical ring and a 2</text:span><text:span text:style-name="T12">nd</text:span><text:span text:style-name="T1"> vertical ring (stacked up on top of each other).</text:span></text:p>
      <text:p text:style-name="P12"/>
      <text:p text:style-name="P7"><text:span text:style-name="T6">The Oracle Fountain would sit in a room/space, offer </text:span><text:span text:style-name="T8">2 </text:span><text:span text:style-name="T6">levels </text:span><text:span text:style-name="T8">(high, low)</text:span><text:span text:style-name="T6"> of water </text:span><text:span text:style-name="T11">flow</text:span><text:span text:style-name="T6">, a nighttime light show and Looping soundscapes. *It could be remotely monitored and activated (either through Adafruit, BT and/or Node-Red etc.). The goal i</text:span><text:span text:style-name="T10">s</text:span><text:span text:style-name="T6"> to produce these as MVP for my entrepreneurial biz in short run (per customer order) then move up to larger production if product became an in demand commodity.</text:span></text:p>
      <text:p text:style-name="P13"/>
      <text:p text:style-name="P14"><text:span text:style-name="T6">The Oracle has been an idea(concept) initially thought of a year ago during the Santa Fe Creative Startups 6 week class. A sound system prototype was built (Speaker box) and then evolved to a water feature with lighting. The sound system m</text:span><text:span text:style-name="T8">ight later be implemented as a BlueTooth app with many sound and atmosphere features</text:span><text:span text:style-name="T7">.</text:span></text:p>
      <text:p text:style-name="P14"><text:span text:style-name="T7"/></text:p>
      <text:p text:style-name="P17"><text:span text:style-name="T7">C</text:span><text:span text:style-name="T9">an Do’s: Water Pump, LED (NeoPixels), </text:span><text:span text:style-name="T10">motion sensor w/code- <text:s/></text:span><text:span text:style-name="T9">3D Printing</text:span></text:p>
      <text:p text:style-name="P17"><text:span text:style-name="T9"/></text:p>
      <text:p text:style-name="P16"><text:span text:style-name="T9">Have not done yet: A very sophisticated Customized 3D Printed </text:span><text:span text:style-name="T11">system</text:span><text:span text:style-name="T9"> </text:span><text:span text:style-name="T11">w/ many </text:span><text:span text:style-name="T9">watertight seals at connection joints, wiring, tubing, </text:span><text:span text:style-name="T11">encased electronics </text:span><text:span text:style-name="T9">&amp; sound system.</text:span></text:p>
      <text:p text:style-name="P15"><text:span text:style-name="T1">IR sensors for touch less control (with code)- controlling water pump, LED and sound system integration with Loops. </text:span><text:span text:style-name="T11">Possible room/environment observation.</text:span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 Semibold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4-04-08T16:24:50.146000000</dc:date>
    <meta:editing-duration>P1DT5H50M46S</meta:editing-duration>
    <meta:editing-cycles>11</meta:editing-cycles>
    <meta:document-statistic meta:table-count="0" meta:image-count="0" meta:object-count="0" meta:page-count="1" meta:paragraph-count="17" meta:word-count="350" meta:character-count="2154" meta:non-whitespace-character-count="1819"/>
  </office:meta>
</office:document-meta>
</file>